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27_12-30-45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27_14-09-13_000.jpg</text:p>
          </table:table-cell>
          <table:table-cell table:style-name="ce22" office:value-type="string">
            <text:p>:m 東和 PHOTO / 200925sa / 南部市場駅 / 金沢区富岡東PJ新築工事 / １名 / サイタ工業（森下組） / 日報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3]=&quot;&quot;;[.C3];CONCATENATE([.C3];&quot; / &quot;;[.E3]))" office:value-type="string" office:string-value=":m 東和 PHOTO / 200925sa / 南部市場駅 / 金沢区富岡東PJ新築工事 / １名 / サイタ工業（森下組） / 日報">
            <text:p>:m 東和 PHOTO / 200925sa / 南部市場駅 / 金沢区富岡東PJ新築工事 / １名 / サイタ工業（森下組） / 日報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27_14-52-36_000.jpg</text:p>
          </table:table-cell>
          <table:table-cell table:style-name="ce22" office:value-type="string">
            <text:p>:m 東和 PHOTO / 200925sa / 南部市場駅 / 金沢区富岡東PJ新築工事 / １名 / サイタ工業（森下組） / 日誌</text:p>
          </table:table-cell>
          <table:table-cell table:style-name="ce3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4]=&quot;&quot;;[.C4];CONCATENATE([.C4];&quot; / &quot;;[.E4]))" office:value-type="string" office:string-value=":m 東和 PHOTO / 200925sa / 南部市場駅 / 金沢区富岡東PJ新築工事 / １名 / サイタ工業（森下組） / 日誌">
            <text:p>:m 東和 PHOTO / 200925sa / 南部市場駅 / 金沢区富岡東PJ新築工事 / １名 / サイタ工業（森下組） / 日誌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7_15-53-09_000.jpg</text:p>
          </table:table-cell>
          <table:table-cell table:style-name="ce22" office:value-type="string">
            <text:p>:m RES 1*1 / free# JVEMV6 59#8.1_1 / 59. medical / 8. 胃 / 1. 健胃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5]=&quot;&quot;;[.C5];CONCATENATE([.C5];&quot; / &quot;;[.E5]))" office:value-type="string" office:string-value=":m RES 1*1 / free# JVEMV6 59#8.1_1 / 59. medical / 8. 胃 / 1. 健胃">
            <text:p>:m RES 1*1 / free# JVEMV6 59#8.1_1 / 59. medical / 8. 胃 / 1. 健胃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7_17-24-30_000.jpg</text:p>
          </table:table-cell>
          <table:table-cell table:style-name="ce22" office:value-type="string">
            <text:p>:m RES 1*1 / free# JVEMV6 37#21.4_** / 37. miscs of miscs / 21. math&amp;physics / 4. knot-theory / theme=もやい(one-hand)；mittelmans-knot,for=explain / N~</text:p>
          </table:table-cell>
          <table:table-cell table:style-name="ce18"/>
          <table:table-cell table:style-name="ce4"/>
          <table:table-cell table:style-name="ce4" office:value-type="string">
            <text:p>N-35-35-28.436279 E-139-34-49.379882</text:p>
          </table:table-cell>
          <table:table-cell table:style-name="ce39" table:formula="of:=IF([.E6]=&quot;&quot;;[.C6];CONCATENATE([.C6];&quot; / &quot;;[.E6]))" office:value-type="string" office:string-value=":m RES 1*1 / free# JVEMV6 37#21.4_** / 37. miscs of miscs / 21. math&amp;physics / 4. knot-theory / theme=もやい(one-hand)；mittelmans-knot,for=explain / N~">
            <text:p>:m RES 1*1 / free# JVEMV6 37#21.4_** / 37. miscs of miscs / 21. math&amp;physics / 4. knot-theory / theme=もやい(one-hand)；mittelmans-knot,for=explain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7_17-38-23_000.jpg</text:p>
          </table:table-cell>
          <table:table-cell table:style-name="ce22" office:value-type="string">
            <text:p>:m 食べた物　間食 / インスタントラーメン；袋入り：「昔ながらの」</text:p>
          </table:table-cell>
          <table:table-cell table:style-name="ce19"/>
          <table:table-cell table:style-name="ce4"/>
          <table:table-cell table:style-name="ce4" office:value-type="string">
            <text:p>N-35-35-28.573608 E-139-34-48.885498</text:p>
          </table:table-cell>
          <table:table-cell table:style-name="ce39" table:formula="of:=IF([.E7]=&quot;&quot;;[.C7];CONCATENATE([.C7];&quot; / &quot;;[.E7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7_18-18-15_000.jpg</text:p>
          </table:table-cell>
          <table:table-cell table:style-name="ce22" office:value-type="string">
            <text:p>:m RES 1*1 / free# JVEMV6 37#28_26.8 / 37. miscs of miscs / 28. anim.dessin / 26. 解剖 / theme=脛骨大腿関節,w:前十字靭帯,w:脛骨前顆間区,notice=~,found=~ / N~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8]=&quot;&quot;;[.C8];CONCATENATE([.C8];&quot; / &quot;;[.E8]))" office:value-type="string" office:string-value=":m RES 1*1 / free# JVEMV6 37#28_26.8 / 37. miscs of miscs / 28. anim.dessin / 26. 解剖 / theme=脛骨大腿関節,w:前十字靭帯,w:脛骨前顆間区,notice=~,found=~ / N~">
            <text:p>:m RES 1*1 / free# JVEMV6 37#28_26.8 / 37. miscs of miscs / 28. anim.dessin / 26. 解剖 / theme=脛骨大腿関節,w:前十字靭帯,w:脛骨前顆間区,notice=~,found=~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7_21-05-47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381347 E-139-34-49.050292</text:p>
          </table:table-cell>
          <table:table-cell table:style-name="ce39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8_00-00-21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8_00-05-58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8_00-23-50_000.jpg</text:p>
          </table:table-cell>
          <table:table-cell table:style-name="ce1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0 E-139-34-49.0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8_00-35-14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49121 E-139-34-49.050292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8_07-50-40_000.jpg</text:p>
          </table:table-cell>
          <table:table-cell table:style-name="ce19" office:value-type="string">
            <text:p>:m :PHOTO 起きた時刻 / 2020 / ２０分前</text:p>
          </table:table-cell>
          <table:table-cell table:style-name="ce19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4]=&quot;&quot;;[.C14];CONCATENATE([.C14];&quot; / &quot;;[.E14]))" office:value-type="string" office:string-value=":m :PHOTO 起きた時刻 / 2020 / ２０分前">
            <text:p>:m :PHOTO 起きた時刻 / 2020 / ２０分前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28_08-18-06_000.jpg</text:p>
          </table:table-cell>
          <table:table-cell table:style-name="ce8" office:value-type="string">
            <text:p>:PHOTO 記録 / 経過記録；作ったもの / food=日陰干し / material=白菜,time=~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5]=&quot;&quot;;[.C15];CONCATENATE([.C15];&quot; / &quot;;[.E15]))" office:value-type="string" office:string-value=":PHOTO 記録 / 経過記録；作ったもの / food=日陰干し / material=白菜,time=~">
            <text:p>:PHOTO 記録 / 経過記録；作ったもの / food=日陰干し / material=白菜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27_16-19-23_000.mp4</text:p>
          </table:table-cell>
          <table:table-cell table:style-name="ce8" office:value-type="string">
            <text:p>:VIDEO / @自室 / 記録 / knoten / 実演,perform / n-2020-0927-1 / knot=もやい結び,for=tips:片手で結ぶ(one-handed);締め方</text:p>
          </table:table-cell>
          <table:table-cell table:style-name="ce18"/>
          <table:table-cell table:style-name="ce4"/>
          <table:table-cell table:style-name="ce4"/>
          <table:table-cell table:style-name="ce39" table:formula="of:=IF([.E16]=&quot;&quot;;[.C16];CONCATENATE([.C16];&quot; / &quot;;[.E16]))" office:value-type="string" office:string-value=":VIDEO / @自室 / 記録 / knoten / 実演,perform / n-2020-0927-1 / knot=もやい結び,for=tips:片手で結ぶ(one-handed);締め方">
            <text:p>:VIDEO / @自室 / 記録 / knoten / 実演,perform / n-2020-0927-1 / knot=もやい結び,for=tips:片手で結ぶ(one-handed);締め方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7_17-02-33_000.mp4</text:p>
          </table:table-cell>
          <table:table-cell table:style-name="ce8" office:value-type="string">
            <text:p>:VIDEO / @自室 / 記録 / knoten / 実演,perform / n-2020-0927-2 / <text:a xlink:href="mailto:knot%3Dfisherman@s-not">knot=fisherman@s-not</text:a>+mittelman@s-knot,other=combination;original,for=完成したところ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VIDEO / @自室 / 記録 / knoten / 実演,perform / n-2020-0927-2 / knot=fisherman@s-not+mittelman@s-knot,other=combination;original,for=完成したところ">
            <text:p>:VIDEO / @自室 / 記録 / knoten / 実演,perform / n-2020-0927-2 / knot=fisherman@s-not+mittelman@s-knot,other=combination;original,for=完成したところ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7_18-45-07_000.mp4</text:p>
          </table:table-cell>
          <table:table-cell table:style-name="ce8" office:value-type="string">
            <text:p>:VIDEO / @自室 / 記録 / jap.flute / 演奏、play / f-2020-0927-1 / genr=example,for=X-note-skip:Bf3-Bf4</text:p>
          </table:table-cell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VIDEO / @自室 / 記録 / jap.flute / 演奏、play / f-2020-0927-1 / genr=example,for=X-note-skip:Bf3-Bf4">
            <text:p>:VIDEO / @自室 / 記録 / jap.flute / 演奏、play / f-2020-0927-1 / genr=example,for=X-note-skip:Bf3-Bf4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7_18-46-57_000.mp4</text:p>
          </table:table-cell>
          <table:table-cell table:style-name="ce8" office:value-type="string">
            <text:p>:VIDEO / @自室 / 記録 / jap.flute / 演奏、play / f-2020-0927-2 / genr=tips,note=Bf3,other=筒を傾ける,for=how-to-blow</text:p>
          </table:table-cell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VIDEO / @自室 / 記録 / jap.flute / 演奏、play / f-2020-0927-2 / genr=tips,note=Bf3,other=筒を傾ける,for=how-to-blow">
            <text:p>:VIDEO / @自室 / 記録 / jap.flute / 演奏、play / f-2020-0927-2 / genr=tips,note=Bf3,other=筒を傾ける,for=how-to-blow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7_19-02-19_000.mp4</text:p>
          </table:table-cell>
          <table:table-cell table:style-name="ce8" office:value-type="string">
            <text:p>:VIDEO / @自室 / 記録 / jap.flute / 演奏、play / f-2020-0927-3 / genr=tips,note=Bf3,other=下唇を歌口に載せておく,for=how-to-blow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jap.flute / 演奏、play / f-2020-0927-3 / genr=tips,note=Bf3,other=下唇を歌口に載せておく,for=how-to-blow">
            <text:p>:VIDEO / @自室 / 記録 / jap.flute / 演奏、play / f-2020-0927-3 / genr=tips,note=Bf3,other=下唇を歌口に載せておく,for=how-to-blow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7_23-59-06_000.mid</text:p>
          </table:table-cell>
          <table:table-cell table:style-name="ce8" office:value-type="string">
            <text:p>:in-mid / app=perfect-piano / 演奏、play / id-2020-0927-1 / category=melody,inst=piano,for=~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in-mid / app=perfect-piano / 演奏、play / id-2020-0927-1 / category=melody,inst=piano,for=~">
            <text:p>:in-mid / app=perfect-piano / 演奏、play / id-2020-0927-1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8_02-11-55_000.mid</text:p>
          </table:table-cell>
          <table:table-cell table:style-name="ce8" office:value-type="string">
            <text:p>:in-mid / app=perfect-piano / 演奏、play / id-2020-0928-1 / category=melody,inst=piano,for=~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in-mid / app=perfect-piano / 演奏、play / id-2020-0928-1 / category=melody,inst=piano,for=~">
            <text:p>:in-mid / app=perfect-piano / 演奏、play / id-2020-0928-1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8_08-27-07_000.mp4</text:p>
          </table:table-cell>
          <table:table-cell table:style-name="ce8" office:value-type="string">
            <text:p>:VIDEO / @自宅 / 体操 / ダンス、dance-original / d-2020-0928-1 / id=logfile-4 / theme=6ビート、手の振り、あり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宅 / 体操 / ダンス、dance-original / d-2020-0928-1 / id=logfile-4 / theme=6ビート、手の振り、あり">
            <text:p>:VIDEO / @自宅 / 体操 / ダンス、dance-original / d-2020-0928-1 / id=logfile-4 / theme=6ビート、手の振り、あり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8_08-40-41_000.mp4</text:p>
          </table:table-cell>
          <table:table-cell table:style-name="ce8" office:value-type="string">
            <text:p>:VIDEO / @自宅 / 体操 / ダンス、dance-original / d-2020-0928-2 / id=14a-1.n / theme=護身術：膝回し蹴りで防ぐ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宅 / 体操 / ダンス、dance-original / d-2020-0928-2 / id=14a-1.n / theme=護身術：膝回し蹴りで防ぐ">
            <text:p>:VIDEO / @自宅 / 体操 / ダンス、dance-original / d-2020-0928-2 / id=14a-1.n / theme=護身術：膝回し蹴りで防ぐ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8_08-42-49_000.mp4</text:p>
          </table:table-cell>
          <table:table-cell table:style-name="ce8" office:value-type="string">
            <text:p>:VIDEO / @自宅 / 体操 / ダンス、dance-original / d-2020-0928-3 / id=15.n / theme=護身術：胸ぐらを掴まれた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VIDEO / @自宅 / 体操 / ダンス、dance-original / d-2020-0928-3 / id=15.n / theme=護身術：胸ぐらを掴まれた">
            <text:p>:VIDEO / @自宅 / 体操 / ダンス、dance-original / d-2020-0928-3 / id=15.n / theme=護身術：胸ぐらを掴まれた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8_08-58-27_000.mp4</text:p>
          </table:table-cell>
          <table:table-cell table:style-name="ce8" office:value-type="string">
            <text:p>:VIDEO / @自宅 / 体操 / ダンス、dance-original / d-2020-0928-4 / id=14-1.n / theme=護身術：手で防ぐ,for=反撃も加える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VIDEO / @自宅 / 体操 / ダンス、dance-original / d-2020-0928-4 / id=14-1.n / theme=護身術：手で防ぐ,for=反撃も加える">
            <text:p>:VIDEO / @自宅 / 体操 / ダンス、dance-original / d-2020-0928-4 / id=14-1.n / theme=護身術：手で防ぐ,for=反撃も加え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*</text:p>
          </table:table-cell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2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8">2020/09/28</text:date>, <text:time>10:17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28T10:17:37.20</dc:date>
    <dc:creator>iwabuchi ken</dc:creator>
    <meta:editing-duration>P26DT1H1M10S</meta:editing-duration>
    <meta:editing-cycles>9838</meta:editing-cycles>
    <meta:document-statistic meta:table-count="1" meta:cell-count="479" meta:object-count="0"/>
  </office:meta>
</office:document-meta>
</file>